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text-properties style:font-name="Lucida Sans" fo:font-style="italic" fo:font-weight="bold" style:font-style-asian="italic" style:font-weight-asian="bold"/>
    </style:style>
    <style:style style:name="P5" style:family="paragraph" style:parent-style-name="Standard">
      <style:paragraph-properties fo:margin-left="0cm" fo:margin-right="0cm" fo:text-indent="1.251cm" style:auto-text-indent="false"/>
      <style:text-properties style:font-name="Lucida Sans"/>
    </style:style>
    <style:style style:name="P6" style:family="paragraph" style:parent-style-name="Normal">
      <style:paragraph-properties fo:orphans="2" fo:widows="2" fo:hyphenation-ladder-count="no-limit" style:text-autospace="none" style:vertical-align="auto"/>
      <style:text-properties style:font-name="Lucida Sans" fo:font-size="11pt" fo:language="en" fo:country="GB" style:letter-kerning="false" style:font-size-asian="11pt" style:font-name-complex="Courier New" style:font-size-complex="11pt" style:language-complex="ar" style:country-complex="SA" fo:hyphenate="true"/>
    </style:style>
    <style:style style:name="P7" style:family="paragraph" style:parent-style-name="Normal">
      <style:text-properties style:font-name="Lucida Sans" fo:font-weight="bold" style:font-weight-asian="bold"/>
    </style:style>
    <style:style style:name="P8" style:family="paragraph" style:parent-style-name="Normal">
      <style:paragraph-properties fo:margin-left="0.635cm" fo:margin-right="0cm" fo:text-indent="0cm" style:auto-text-indent="false">
        <style:tab-stops/>
      </style:paragraph-properties>
      <style:text-properties style:font-name="Lucida Sans"/>
    </style:style>
    <style:style style:name="P9"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T1" style:family="text">
      <style:text-properties style:font-name="Lucida Sans"/>
    </style:style>
    <style:style style:name="T2" style:family="text">
      <style:text-properties style:font-name="Lucida Sans" fo:font-style="italic" fo:font-weight="bold" style:font-style-asian="italic" style:font-weight-asian="bold"/>
    </style:style>
    <style:style style:name="T3" style:family="text">
      <style:text-properties style:font-name="Lucida Sans" fo:font-style="italic" style:font-style-asian="italic"/>
    </style:style>
    <style:style style:name="T4" style:family="text">
      <style:text-properties style:font-name="Lucida San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GAwxM is Geometric Algebra using wxMaxima</text:h>
      <text:p text:style-name="P1">It has been found that wxMaxima (a front-end for the Maxima computer algebra system) can be used to develop Maxima code functions for Geometric Algebra.</text:p>
      <text:p text:style-name="P1">The mathematical code was developed from the online published paper, A Survey of Geometric Algebra and Geometric Calculus, and examples from Projective Geometry and Space-time Algebra were coded.</text:p>
      <text:p text:style-name="P1">Worked examples have been taken from the reference books...Linear and Geometric Algebra (LAGA) and Vector and Geometric Calculus (VAGC) as far as the Fundamental Theorem of Geometric Calculus. Each replicated result helped to validate the GAwxM syntax and to some extent, the theorems themselves.</text:p>
      <text:p text:style-name="P2"/>
      <text:p text:style-name="P3">How to set up a development system</text:p>
      <text:p text:style-name="P2"/>
      <text:p text:style-name="P4">Windows</text:p>
      <text:p text:style-name="P2"/>
      <text:p text:style-name="Standard"><text:span text:style-name="Default_20_Paragraph_20_Font"><text:span text:style-name="T1">Install wxMaxima from Sourceforge...</text:span></text:span><text:a xlink:type="simple" xlink:href="http://maxima.sourceforge.net/windows-install.html"><text:span text:style-name="Hyperlink"><text:span text:style-name="T1">Installation of Maxima in Windows</text:span></text:span></text:a></text:p>
      <text:p text:style-name="P2"/>
      <text:p text:style-name="P2"><text:bookmark-start text:name="OLE_LINK5"/>Open wxMaxima </text:p>
      <text:p text:style-name="P2"><text:bookmark-end text:name="OLE_LINK5"/>Select Edit tab; Configure; Worksheet and then…</text:p>
      <text:p text:style-name="P2">deselect (untick) all of:</text:p>
      <text:p text:style-name="P2"><text:tab/>Intelligently hide cell brackets</text:p>
      <text:p text:style-name="P2"><text:tab/>Enter evaluates cells</text:p>
      <text:p text:style-name="P2"><text:tab/>Open a cell when Maxima expects input</text:p>
      <text:p text:style-name="P5">Use centered dot character for multiplication</text:p>
      <text:p text:style-name="P5">Insert % before an operator at the beginning of a cell</text:p>
      <text:p text:style-name="P2">select (ensure ticked):</text:p>
      <text:p text:style-name="P2"><text:tab/>Keep % sign with special symbols:%e, %i, etc.</text:p>
      <text:p text:style-name="P2">OK the ticked selections</text:p>
      <text:p text:style-name="P2">Ctrl Q to quit wxMaxima and save the untitled document.</text:p>
      <text:p text:style-name="P2"/>
      <text:p text:style-name="P2"><text:bookmark-start text:name="OLE_LINK6"/>Download GAwxM from Github.</text:p>
      <text:p text:style-name="P2"><text:bookmark-end text:name="OLE_LINK6"/>Extract into <text:bookmark-start text:name="OLE_LINK2"/>your own user folder <text:bookmark-end text:name="OLE_LINK2"/><text:bookmark-start text:name="OLE_LINK3"/>C:/Users/&lt; your user folder &gt;<text:bookmark-end text:name="OLE_LINK3"/> <text:s/>to create…</text:p>
      <text:p text:style-name="P2"><text:bookmark-start text:name="OLE_LINK4"/>C:/Users/&lt; your user folder &gt;/GawxM/ alongside the other extracted files.</text:p>
      <text:p text:style-name="P2">Make a copy of folder GAwxM/ as a backup e.g. GAwxM_bak/</text:p>
      <text:p text:style-name="P2"><text:bookmark-end text:name="OLE_LINK4"/></text:p>
      <text:p text:style-name="P2">Alongside the GAwxM/ folder, create or find the (dot)maxima folder, C:/Users/&lt; your user folder &gt;/.maxima</text:p>
      <text:p text:style-name="P2">Find the file maxima-init.mac and move it to the (dot)maxima folder</text:p>
      <text:p text:style-name="P2"/>
      <text:p text:style-name="P2">Start wxMaxima </text:p>
      <text:p text:style-name="P2">Ctrl O to open say, /GawxM/GA_syntax/blade_operator_syntax.wxm and Ctrl R to run and experiment with the cog icon (Configure wxMaxima) to generate a useful appearance and save the style.ini file.</text:p>
      <text:p text:style-name="P2"/>
      <text:p text:style-name="P2"/>
      <text:p text:style-name="Standard"><text:soft-page-break/><text:span text:style-name="Default_20_Paragraph_20_Font"><text:span text:style-name="T2">Ubuntu and other systems</text:span></text:span></text:p>
      <text:p text:style-name="P2"/>
      <text:p text:style-name="Standard"><text:span text:style-name="T1">There needs to be a working version of wxMaxima on the machine and this is usually a pre-installed package under Ubuntu. The Ubuntu operating system is freely available and can be installed alongside any Microsoft Windows system. Ubuntu 12.04 LTS was used for the early development and </text:span><text:span text:style-name="Default_20_Paragraph_20_Font"><text:span text:style-name="T1">wxMaxima was pre-installed as in many other linux-like systems.</text:span></text:span></text:p>
      <text:p text:style-name="Standard"><text:span text:style-name="Default_20_Paragraph_20_Font"><text:span text:style-name="T1"/></text:span></text:p>
      <text:p text:style-name="Standard"><text:span text:style-name="Default_20_Paragraph_20_Font"><text:span text:style-name="T1">If using an up to date version of wxMaxima then refer to the </text:span></text:span><text:span text:style-name="Default_20_Paragraph_20_Font"><text:span text:style-name="T3">Windows</text:span></text:span><text:span text:style-name="Default_20_Paragraph_20_Font"><text:span text:style-name="T1"> section for how to configure the wxMaxima Worksheet.</text:span></text:span></text:p>
      <text:p text:style-name="P2"><text:span text:style-name="Default_20_Paragraph_20_Font"><text:span text:style-name="T1"/></text:span></text:p>
      <text:p text:style-name="P2">Download GAwxM from Github. </text:p>
      <text:p text:style-name="P2">The compressed project file should be extracted into the home/ folder and should contain the file named... maxima-init.mac and the main project folder named... /GAwxM/.</text:p>
      <text:p text:style-name="P2"/>
      <text:p text:style-name="P2">The contents of the file named ...maxima-init.mac are the Maxima commands…</text:p>
      <text:p text:style-name="P6"/>
      <text:p text:style-name="P6">wxMuserdir:strimr(".maxima",maxima_userdir)$</text:p>
      <text:p text:style-name="P6">fylenames:simplode([wxMuserdir,"GAwxM/GA_functions/###.wxm"])$</text:p>
      <text:p text:style-name="P6">file_search_maxima: append (file_search_maxima,[fylenames])$</text:p>
      <text:p text:style-name="P6">fylenames:simplode([wxMuserdir,"GAwxM/GC_functions/###.wxm"])$</text:p>
      <text:p text:style-name="P6">file_search_maxima: append (file_search_maxima,[fylenames])$</text:p>
      <text:p text:style-name="P2"/>
      <text:p text:style-name="Standard"><text:span text:style-name="Default_20_Paragraph_20_Font"><text:span text:style-name="T1">These commands are required under Ubuntu (and Windows) because the path name for the main project folder expands into /home/</text:span></text:span><text:span text:style-name="Default_20_Paragraph_20_Font"><text:span text:style-name="T4">username</text:span></text:span><text:span text:style-name="Default_20_Paragraph_20_Font"><text:span text:style-name="T1">/GAwxM/, and this differs for every user.</text:span></text:span></text:p>
      <text:p text:style-name="P2"/>
      <text:p text:style-name="P2"><text:span text:style-name="Default_20_Paragraph_20_Font"><text:span text:style-name="T1"/></text:span></text:p>
      <text:p text:style-name="P2"/>
      <text:p text:style-name="P7">A typical workflow to get started</text:p>
      <text:p text:style-name="P7"/>
      <text:p text:style-name="P8">Make a backup copy of folder GAwxM/ as GAwxM_bak/ say</text:p>
      <text:p text:style-name="P8">Start wxMaxima</text:p>
      <text:p text:style-name="P8">Ctrl-O to open the file …GAwxM/GA_syntax/geometric_product_syntax.wxm</text:p>
      <text:p text:style-name="P8">Select the File tab; select save as; save with a new filename e.g. geometric_product_1.wxm</text:p>
      <text:p text:style-name="P8">Ctrl-R to run the active document (program file)</text:p>
      <text:p text:style-name="P8">Examine the embedded results and find the comment “end of Initialization”</text:p>
      <text:p text:style-name="P8">After this, any comment blocks or code blocks can be altered or deleted without affecting the Initialization</text:p>
      <text:p text:style-name="P8">Open a new code block at the end of the document</text:p>
      <text:p text:style-name="P8">Enter (a*e1)&amp;*(b*e2); including the semi-colon at the end</text:p>
      <text:p text:style-name="P8">Ctrl-R to run the document</text:p>
      <text:p text:style-name="P8">Confirm that the infix operator, &amp;*, for the multivector geometric product, can also handle simple scalar*base inputs within parentheses</text:p>
      <text:p text:style-name="P8">Ctrl-S to save the document and continue </text:p>
      <text:p text:style-name="Normal"/>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100%" fo:margin-left="1.27cm" fo:margin-right="0cm" fo:margin-top="0cm" fo:margin-bottom="0.282cm" fo:line-height="106%" fo:orphans="2" fo:widows="2" fo:hyphenation-ladder-count="no-limit" fo:text-indent="0cm" style:auto-text-indent="false" style:vertical-align="auto">
        <style:tab-stops/>
      </style:paragraph-properties>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Roderick Simul</meta:initial-creator>
    <meta:creation-date>2018-02-28T17:39:00Z</meta:creation-date>
    <dc:date>2019-02-15T03:02:50</dc:date>
    <meta:print-date>2018-03-16T08:18:00Z</meta:print-date>
    <meta:editing-cycles>44</meta:editing-cycles>
    <meta:editing-duration>PT3H38M15S</meta:editing-duration>
    <meta:document-statistic meta:table-count="0" meta:image-count="0" meta:object-count="0" meta:page-count="2" meta:paragraph-count="52" meta:word-count="564" meta:character-count="3854" meta:non-whitespace-character-count="3333"/>
    <meta:template xlink:type="simple" xlink:actuate="onRequest" xlink:title="" xlink:href="Normal.dotm"/>
  </office:meta>
</office:document-meta>
</file>